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bba0" officeooo:paragraph-rsid="0004bba0"/>
    </style:style>
    <style:style style:name="P2" style:family="paragraph" style:parent-style-name="Standard">
      <style:text-properties officeooo:rsid="00080d88" officeooo:paragraph-rsid="00080d88"/>
    </style:style>
    <style:style style:name="P3" style:family="paragraph" style:parent-style-name="Standard">
      <style:text-properties officeooo:rsid="0009993d" officeooo:paragraph-rsid="000999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renutno se fokusiram samo na detekciju outliera, ne gledam koliko su se dobro klasificirale ostale klase (ako ih ima više od jedne). Je li to u redu ili da gledam ukupnu klasifikaciju?</text:p>
      <text:p text:style-name="P1"/>
      <text:p text:style-name="P2">2. Za kategoričke podatke – ordinalni enkoder, one hot ili nešto treće?</text:p>
      <text:p text:style-name="P1"/>
      <text:p text:style-name="P3">3. Koje metrike su najbitnije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13:12:31.847648499</meta:creation-date>
    <meta:editing-duration>PT9M30S</meta:editing-duration>
    <meta:editing-cycles>2</meta:editing-cycles>
    <meta:generator>LibreOffice/6.4.7.2$Linux_X86_64 LibreOffice_project/40$Build-2</meta:generator>
    <dc:date>2022-05-13T13:52:11.667430973</dc:date>
    <meta:document-statistic meta:table-count="0" meta:image-count="0" meta:object-count="0" meta:page-count="1" meta:paragraph-count="3" meta:word-count="49" meta:character-count="289" meta:non-whitespace-character-count="242"/>
  </office:meta>
</office:document-meta>
</file>